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3"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4" style:family="paragraph" style:parent-style-name="Standard">
      <style:text-properties fo:language="de" fo:country="DE" officeooo:rsid="005180d5" officeooo:paragraph-rsid="005180d5"/>
    </style:style>
    <style:style style:name="P5" style:family="paragraph" style:parent-style-name="Standard">
      <style:text-properties fo:language="de" fo:country="DE" officeooo:rsid="00550f55" officeooo:paragraph-rsid="00550f55"/>
    </style:style>
    <style:style style:name="P6" style:family="paragraph" style:parent-style-name="Standard">
      <style:paragraph-properties fo:text-align="center"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7"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8" style:family="paragraph" style:parent-style-name="Standard">
      <style:paragraph-properties fo:text-align="start" style:justify-single-word="false" fo:hyphenation-ladder-count="no-limit"/>
      <style:text-properties fo:font-size="12pt" fo:language="de" fo:country="DE" fo:font-weight="normal" officeooo:rsid="0069931d" officeooo:paragraph-rsid="0069931d" style:font-size-asian="10.5pt" style:font-weight-asian="normal" style:font-size-complex="12pt" style:font-weight-complex="normal" fo:hyphenate="true" fo:hyphenation-remain-char-count="2" fo:hyphenation-push-char-count="2"/>
    </style:style>
    <style:style style:name="P9"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1a9635" officeooo:paragraph-rsid="0069931d" fo:hyphenate="true" fo:hyphenation-remain-char-count="2" fo:hyphenation-push-char-count="2"/>
    </style:style>
    <style:style style:name="P10" style:family="paragraph" style:parent-style-name="Footnote">
      <style:text-properties officeooo:paragraph-rsid="006d44c7"/>
    </style:style>
    <style:style style:name="P11" style:family="paragraph" style:parent-style-name="Footnote">
      <style:text-properties fo:font-variant="normal" fo:text-transform="none" fo:color="#000000" style:font-name="Times New Roman" fo:font-size="9.75pt" fo:letter-spacing="normal" fo:language="de" fo:country="DE" fo:font-style="normal" fo:font-weight="normal" officeooo:rsid="006d44c7" officeooo:paragraph-rsid="006d44c7" style:font-style-asian="normal" style:font-style-complex="normal"/>
    </style:style>
    <style:style style:name="P12" style:family="paragraph" style:parent-style-name="Footnote">
      <style:text-properties fo:language="en" fo:country="US" fo:font-style="normal" officeooo:rsid="0069028d" officeooo:paragraph-rsid="006d44c7" style:font-style-asian="normal" style:font-style-complex="normal"/>
    </style:style>
    <style:style style:name="P13"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14" style:family="paragraph" style:parent-style-name="Standard">
      <style:paragraph-properties fo:text-align="center" style:justify-single-word="false" fo:hyphenation-ladder-count="no-limit"/>
      <style:text-properties fo:font-size="20pt" fo:language="de" fo:country="DE" fo:font-weight="bold" officeooo:rsid="00738e3f" officeooo:paragraph-rsid="00738e3f" style:font-size-asian="20pt" style:font-weight-asian="bold" style:font-size-complex="20pt" style:font-weight-complex="bold" fo:hyphenate="true" fo:hyphenation-remain-char-count="2" fo:hyphenation-push-char-count="2"/>
    </style:style>
    <style:style style:name="P15" style:family="paragraph" style:parent-style-name="Standard">
      <style:paragraph-properties fo:hyphenation-ladder-count="no-limit"/>
      <style:text-properties fo:language="de" fo:country="DE" officeooo:rsid="0066593e" officeooo:paragraph-rsid="00739664" fo:hyphenate="true" fo:hyphenation-remain-char-count="2" fo:hyphenation-push-char-count="2"/>
    </style:style>
    <style:style style:name="P16" style:family="paragraph" style:parent-style-name="Standard">
      <style:paragraph-properties fo:text-align="start" style:justify-single-word="false" fo:hyphenation-ladder-count="no-limit"/>
      <style:text-properties officeooo:paragraph-rsid="005a322c" fo:hyphenate="true" fo:hyphenation-remain-char-count="2" fo:hyphenation-push-char-count="2"/>
    </style:style>
    <style:style style:name="P17" style:family="paragraph" style:parent-style-name="Standard">
      <style:paragraph-properties fo:text-align="start" style:justify-single-word="false" fo:hyphenation-ladder-count="no-limit"/>
      <style:text-properties officeooo:rsid="0074db5c" officeooo:paragraph-rsid="0074db5c" fo:hyphenate="true" fo:hyphenation-remain-char-count="2" fo:hyphenation-push-char-count="2"/>
    </style:style>
    <style:style style:name="P18"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167ede" officeooo:paragraph-rsid="0074db5c" fo:hyphenate="true" fo:hyphenation-remain-char-count="2" fo:hyphenation-push-char-count="2"/>
    </style:style>
    <style:style style:name="P19"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167ede" officeooo:paragraph-rsid="0074db5c" fo:hyphenate="true" fo:hyphenation-remain-char-count="2" fo:hyphenation-push-char-count="2"/>
    </style:style>
    <style:style style:name="P20"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paragraph-rsid="0082d08c" fo:hyphenate="true" fo:hyphenation-remain-char-count="2" fo:hyphenation-push-char-count="2"/>
    </style:style>
    <style:style style:name="P21"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74db5c" officeooo:paragraph-rsid="0074db5c" fo:hyphenate="true" fo:hyphenation-remain-char-count="2" fo:hyphenation-push-char-count="2"/>
    </style:style>
    <style:style style:name="P22"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74db5c" officeooo:paragraph-rsid="00783a04" fo:hyphenate="true" fo:hyphenation-remain-char-count="2" fo:hyphenation-push-char-count="2"/>
    </style:style>
    <style:style style:name="P23"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79645b" officeooo:paragraph-rsid="0079645b" fo:hyphenate="true" fo:hyphenation-remain-char-count="2" fo:hyphenation-push-char-count="2"/>
    </style:style>
    <style:style style:name="P24"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7ab068" officeooo:paragraph-rsid="007ab068" fo:hyphenate="true" fo:hyphenation-remain-char-count="2" fo:hyphenation-push-char-count="2"/>
    </style:style>
    <style:style style:name="P25"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7ac57c" officeooo:paragraph-rsid="007ac57c" fo:hyphenate="true" fo:hyphenation-remain-char-count="2" fo:hyphenation-push-char-count="2"/>
    </style:style>
    <style:style style:name="P26"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7ac57c" officeooo:paragraph-rsid="007d3105" fo:hyphenate="true" fo:hyphenation-remain-char-count="2" fo:hyphenation-push-char-count="2"/>
    </style:style>
    <style:style style:name="P27"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82d08c" officeooo:paragraph-rsid="0082d08c" fo:hyphenate="true" fo:hyphenation-remain-char-count="2" fo:hyphenation-push-char-count="2"/>
    </style:style>
    <style:style style:name="P28"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82d08c" officeooo:paragraph-rsid="00849ff2" fo:hyphenate="true" fo:hyphenation-remain-char-count="2" fo:hyphenation-push-char-count="2"/>
    </style:style>
    <style:style style:name="P29"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849ff2" officeooo:paragraph-rsid="00849ff2" fo:hyphenate="true" fo:hyphenation-remain-char-count="2" fo:hyphenation-push-char-count="2"/>
    </style:style>
    <style:style style:name="P30"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85cb24" officeooo:paragraph-rsid="0085cb24" fo:hyphenate="true" fo:hyphenation-remain-char-count="2" fo:hyphenation-push-char-count="2"/>
    </style:style>
    <style:style style:name="P31"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873c46" officeooo:paragraph-rsid="00873c46" fo:hyphenate="true" fo:hyphenation-remain-char-count="2" fo:hyphenation-push-char-count="2"/>
    </style:style>
    <style:style style:name="P32"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87aee8" officeooo:paragraph-rsid="0087aee8" fo:hyphenate="true" fo:hyphenation-remain-char-count="2" fo:hyphenation-push-char-count="2"/>
    </style:style>
    <style:style style:name="P33"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87ff2a" officeooo:paragraph-rsid="0087ff2a" fo:hyphenate="true" fo:hyphenation-remain-char-count="2" fo:hyphenation-push-char-count="2"/>
    </style:style>
    <style:style style:name="P34"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87ff2a" officeooo:paragraph-rsid="00885f5b" fo:hyphenate="true" fo:hyphenation-remain-char-count="2" fo:hyphenation-push-char-count="2"/>
    </style:style>
    <style:style style:name="P35"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885f5b" officeooo:paragraph-rsid="00885f5b" fo:hyphenate="true" fo:hyphenation-remain-char-count="2" fo:hyphenation-push-char-count="2"/>
    </style:style>
    <style:style style:name="P36"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officeooo:rsid="00885f5b" officeooo:paragraph-rsid="00889e3e" fo:hyphenate="true" fo:hyphenation-remain-char-count="2" fo:hyphenation-push-char-count="2"/>
    </style:style>
    <style:style style:name="P37" style:family="paragraph" style:parent-style-name="Standard" style:master-page-name="">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page-number="auto" style:shadow="none">
        <style:tab-stops/>
      </style:paragraph-properties>
      <style:text-properties officeooo:rsid="00167ede" officeooo:paragraph-rsid="0074db5c" fo:hyphenate="true" fo:hyphenation-remain-char-count="2" fo:hyphenation-push-char-count="2"/>
    </style:style>
    <style:style style:name="P38" style:family="paragraph" style:parent-style-name="Standard" style:master-page-name="">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page-number="auto" style:shadow="none">
        <style:tab-stops/>
      </style:paragraph-properties>
      <style:text-properties officeooo:rsid="0087ff2a" officeooo:paragraph-rsid="0087ff2a" fo:hyphenate="true" fo:hyphenation-remain-char-count="2" fo:hyphenation-push-char-count="2"/>
    </style:style>
    <style:style style:name="P39" style:family="paragraph" style:parent-style-name="Heading_20_1" style:master-page-name="Standard">
      <style:paragraph-properties style:page-number="3" fo:break-before="page"/>
      <style:text-properties officeooo:rsid="001a9635" officeooo:paragraph-rsid="0069931d"/>
    </style:style>
    <style:style style:name="P40" style:family="paragraph" style:parent-style-name="Heading_20_1">
      <style:paragraph-properties fo:break-before="page"/>
      <style:text-properties fo:language="de" fo:country="DE" officeooo:paragraph-rsid="00550f55"/>
    </style:style>
    <style:style style:name="P41" style:family="paragraph" style:parent-style-name="Heading_20_1">
      <style:paragraph-properties fo:margin-left="0cm" fo:margin-right="0cm" fo:text-align="justify" style:justify-single-word="false" fo:orphans="2" fo:widows="2" fo:hyphenation-ladder-count="no-limit" fo:text-indent="0.499cm" style:auto-text-indent="false"/>
      <style:text-properties fo:hyphenate="true" fo:hyphenation-remain-char-count="2" fo:hyphenation-push-char-count="2"/>
    </style:style>
    <style:style style:name="P42" style:family="paragraph" style:parent-style-name="Heading_20_2">
      <style:text-properties fo:language="de" fo:country="DE" officeooo:paragraph-rsid="00550f55"/>
    </style:style>
    <style:style style:name="P43" style:family="paragraph" style:parent-style-name="Footnote">
      <style:text-properties fo:language="en" fo:country="US" fo:font-style="normal" officeooo:rsid="0069028d" officeooo:paragraph-rsid="006d44c7" style:font-style-asian="normal" style:font-style-complex="normal"/>
    </style:style>
    <style:style style:name="P44" style:family="paragraph" style:parent-style-name="Footnote">
      <style:text-properties fo:language="en" fo:country="US" fo:font-style="normal" officeooo:rsid="0069028d" officeooo:paragraph-rsid="00739664" style:font-style-asian="normal" style:font-style-complex="normal"/>
    </style:style>
    <style:style style:name="P45" style:family="paragraph" style:parent-style-name="Footnote">
      <style:text-properties fo:language="en" fo:country="US" officeooo:paragraph-rsid="00739664"/>
    </style:style>
    <style:style style:name="P46" style:family="paragraph" style:parent-style-name="Footnote">
      <style:text-properties fo:language="en" fo:country="US" officeooo:rsid="007dea64" officeooo:paragraph-rsid="007dea64"/>
    </style:style>
    <style:style style:name="P47" style:family="paragraph" style:parent-style-name="Footnote">
      <style:text-properties officeooo:paragraph-rsid="00739664"/>
    </style:style>
    <style:style style:name="P48" style:family="paragraph" style:parent-style-name="Footnote">
      <style:text-properties officeooo:rsid="0074db5c" officeooo:paragraph-rsid="0074db5c"/>
    </style:style>
    <style:style style:name="P49" style:family="paragraph" style:parent-style-name="Footnote">
      <style:text-properties officeooo:rsid="0074db5c" officeooo:paragraph-rsid="007598fa"/>
    </style:style>
    <style:style style:name="P50" style:family="paragraph" style:parent-style-name="Footnote">
      <style:text-properties officeooo:rsid="007598fa" officeooo:paragraph-rsid="007598fa"/>
    </style:style>
    <style:style style:name="P51" style:family="paragraph" style:parent-style-name="Footnote">
      <style:text-properties officeooo:rsid="007bfd44" officeooo:paragraph-rsid="007bfd44"/>
    </style:style>
    <style:style style:name="P52" style:family="paragraph" style:parent-style-name="Footnote">
      <style:text-properties officeooo:rsid="007d3105" officeooo:paragraph-rsid="007d3105"/>
    </style:style>
    <style:style style:name="P53" style:family="paragraph" style:parent-style-name="Footnote">
      <style:text-properties officeooo:rsid="007dea64" officeooo:paragraph-rsid="007dea64"/>
    </style:style>
    <style:style style:name="P54" style:family="paragraph" style:parent-style-name="Footnote">
      <style:text-properties officeooo:rsid="007ef179" officeooo:paragraph-rsid="007ef179"/>
    </style:style>
    <style:style style:name="P55" style:family="paragraph" style:parent-style-name="Footnote">
      <style:text-properties officeooo:rsid="00849ff2" officeooo:paragraph-rsid="00849ff2"/>
    </style:style>
    <style:style style:name="P56" style:family="paragraph" style:parent-style-name="Footnote">
      <style:text-properties officeooo:rsid="0085cb24" officeooo:paragraph-rsid="0085cb24"/>
    </style:style>
    <style:style style:name="P57" style:family="paragraph" style:parent-style-name="Footnote">
      <style:text-properties officeooo:rsid="00873c46" officeooo:paragraph-rsid="00873c46"/>
    </style:style>
    <style:style style:name="P58" style:family="paragraph" style:parent-style-name="Footer">
      <style:text-properties style:font-name="Liberation Mono" fo:font-size="10pt" style:font-size-asian="10pt" style:font-size-complex="10pt"/>
    </style:style>
    <style:style style:name="P59" style:family="paragraph" style:parent-style-name="Contents_20_2">
      <style:paragraph-properties>
        <style:tab-stops>
          <style:tab-stop style:position="15.206cm" style:type="right" style:leader-style="dotted" style:leader-text="."/>
        </style:tab-stops>
      </style:paragraph-properties>
    </style:style>
    <style:style style:name="P60" style:family="paragraph" style:parent-style-name="Contents_20_Heading" style:master-page-name="Index">
      <style:paragraph-properties style:page-number="auto"/>
    </style:style>
    <style:style style:name="P61" style:family="paragraph" style:parent-style-name="Contents_20_1">
      <style:paragraph-properties>
        <style:tab-stops>
          <style:tab-stop style:position="15.706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69028d" style:font-style-asian="italic" style:font-style-complex="italic"/>
    </style:style>
    <style:style style:name="T3" style:family="text">
      <style:text-properties fo:font-style="italic" officeooo:rsid="007598fa"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529135" style:font-style-asian="normal" style:font-style-complex="normal"/>
    </style:style>
    <style:style style:name="T6" style:family="text">
      <style:text-properties fo:font-style="normal" officeooo:rsid="0069028d" style:font-style-asian="normal" style:font-style-complex="normal"/>
    </style:style>
    <style:style style:name="T7" style:family="text">
      <style:text-properties fo:font-style="normal" officeooo:rsid="00691df2" style:font-style-asian="normal" style:font-style-complex="normal"/>
    </style:style>
    <style:style style:name="T8" style:family="text">
      <style:text-properties officeooo:rsid="0054664b"/>
    </style:style>
    <style:style style:name="T9" style:family="text">
      <style:text-properties fo:font-variant="normal" fo:text-transform="none" fo:color="#000000" style:font-name="Times New Roman" fo:font-size="9.75pt" fo:letter-spacing="normal" fo:language="de" fo:country="DE" fo:font-style="italic" fo:font-weight="normal" style:font-style-asian="italic" style:font-style-complex="italic"/>
    </style:style>
    <style:style style:name="T10" style:family="text">
      <style:text-properties fo:font-variant="normal" fo:text-transform="none" fo:color="#000000" style:font-name="Times New Roman" fo:font-size="9.75pt" fo:letter-spacing="normal" fo:language="de" fo:country="DE" fo:font-style="italic" style:text-underline-style="none" fo:font-weight="normal" officeooo:rsid="00739664" style:font-style-asian="italic" style:font-style-complex="italic"/>
    </style:style>
    <style:style style:name="T11" style:family="text">
      <style:text-properties fo:font-variant="normal" fo:text-transform="none" fo:color="#000000" style:font-name="Times New Roman" fo:font-size="9.75pt" fo:letter-spacing="normal" fo:language="de" fo:country="DE" fo:font-style="italic" style:text-underline-style="none" fo:font-weight="normal" style:font-size-asian="9pt" style:font-style-asian="italic" style:font-size-complex="9pt" style:font-style-complex="italic"/>
    </style:style>
    <style:style style:name="T12" style:family="text">
      <style:text-properties fo:font-variant="normal" fo:text-transform="none" fo:color="#000000" style:font-name="Times New Roman" fo:font-size="9.75pt" fo:letter-spacing="normal" fo:language="de" fo:country="DE" fo:font-style="normal" fo:font-weight="normal" style:font-style-asian="normal" style:font-style-complex="normal"/>
    </style:style>
    <style:style style:name="T13" style:family="text">
      <style:text-properties fo:font-variant="normal" fo:text-transform="none" fo:color="#000000" style:font-name="Times New Roman" fo:font-size="9.75pt" fo:letter-spacing="normal" fo:language="de" fo:country="DE" fo:font-style="normal" fo:font-weight="normal" officeooo:rsid="007598fa" style:font-style-asian="normal" style:font-style-complex="normal"/>
    </style:style>
    <style:style style:name="T14" style:family="text">
      <style:text-properties fo:font-variant="normal" fo:text-transform="none" fo:color="#000000" style:font-name="Times New Roman" fo:font-size="9.75pt" fo:letter-spacing="normal" fo:language="de" fo:country="DE" fo:font-style="normal" style:text-underline-style="none" fo:font-weight="normal" style:font-size-asian="9pt" style:font-style-asian="normal" style:font-size-complex="9pt" style:font-style-complex="normal"/>
    </style:style>
    <style:style style:name="T15" style:family="text">
      <style:text-properties fo:font-variant="normal" fo:text-transform="none" fo:color="#000000" style:font-name="Times New Roman" fo:font-size="9.75pt" fo:letter-spacing="normal" fo:language="de" fo:country="DE" style:text-underline-style="none" fo:font-weight="normal" officeooo:rsid="00605786"/>
    </style:style>
    <style:style style:name="T16" style:family="text">
      <style:text-properties fo:font-variant="normal" fo:text-transform="none" fo:color="#000000" style:font-name="Times New Roman" fo:font-size="9.75pt" fo:letter-spacing="normal" fo:language="de" fo:country="DE" style:text-underline-style="none" fo:font-weight="normal" officeooo:rsid="006662c9"/>
    </style:style>
    <style:style style:name="T17" style:family="text">
      <style:text-properties officeooo:rsid="004f149e"/>
    </style:style>
    <style:style style:name="T18" style:family="text">
      <style:text-properties fo:font-size="12pt" fo:font-weight="normal" style:font-size-asian="10.5pt" style:font-weight-asian="normal" style:font-size-complex="12pt" style:font-weight-complex="normal"/>
    </style:style>
    <style:style style:name="T19" style:family="text">
      <style:text-properties fo:font-size="12pt" fo:font-weight="normal" officeooo:rsid="005a322c" style:font-size-asian="10.5pt" style:font-weight-asian="normal" style:font-size-complex="12pt" style:font-weight-complex="normal"/>
    </style:style>
    <style:style style:name="T20" style:family="text">
      <style:text-properties fo:font-size="12pt" fo:font-weight="normal" officeooo:rsid="00738e3f" style:font-size-asian="10.5pt" style:font-weight-asian="normal" style:font-size-complex="12pt" style:font-weight-complex="normal"/>
    </style:style>
    <style:style style:name="T21" style:family="text">
      <style:text-properties officeooo:rsid="005fe740"/>
    </style:style>
    <style:style style:name="T22" style:family="text">
      <style:text-properties officeooo:rsid="0069931d"/>
    </style:style>
    <style:style style:name="T23" style:family="text">
      <style:text-properties fo:language="en" fo:country="US"/>
    </style:style>
    <style:style style:name="T24" style:family="text">
      <style:text-properties fo:language="en" fo:country="US" fo:font-style="normal" style:font-style-asian="normal" style:font-style-complex="normal"/>
    </style:style>
    <style:style style:name="T25" style:family="text">
      <style:text-properties fo:language="en" fo:country="US" fo:font-style="normal" officeooo:rsid="0069028d" style:font-style-asian="normal" style:font-style-complex="normal"/>
    </style:style>
    <style:style style:name="T26" style:family="text">
      <style:text-properties fo:language="en" fo:country="US" fo:font-style="normal" officeooo:rsid="006aba0a" style:font-style-asian="normal" style:font-style-complex="normal"/>
    </style:style>
    <style:style style:name="T27" style:family="text">
      <style:text-properties fo:language="en" fo:country="US" fo:font-style="italic" style:font-style-asian="italic" style:font-style-complex="italic"/>
    </style:style>
    <style:style style:name="T28" style:family="text">
      <style:text-properties fo:language="en" fo:country="US" fo:font-style="italic" officeooo:rsid="0069028d" style:font-style-asian="italic" style:font-style-complex="italic"/>
    </style:style>
    <style:style style:name="T29" style:family="text">
      <style:text-properties fo:language="en" fo:country="US" officeooo:rsid="0050dfe2"/>
    </style:style>
    <style:style style:name="T30" style:family="text">
      <style:text-properties fo:language="en" fo:country="US" officeooo:rsid="00873c46"/>
    </style:style>
    <style:style style:name="T31" style:family="text">
      <style:text-properties fo:language="en" fo:country="US" officeooo:rsid="00885f5b"/>
    </style:style>
    <style:style style:name="T32" style:family="text">
      <style:text-properties fo:language="en" fo:country="US" officeooo:rsid="00889e3e"/>
    </style:style>
    <style:style style:name="T33" style:family="text">
      <style:text-properties fo:font-size="9pt" fo:language="de" fo:country="DE" style:text-underline-style="none" officeooo:rsid="004fc185" style:font-size-asian="9pt" style:font-size-complex="9pt"/>
    </style:style>
    <style:style style:name="T34" style:family="text">
      <style:text-properties officeooo:rsid="00739664"/>
    </style:style>
    <style:style style:name="T35" style:family="text">
      <style:text-properties officeooo:rsid="006662c9"/>
    </style:style>
    <style:style style:name="T36" style:family="text">
      <style:text-properties officeooo:rsid="0074db5c"/>
    </style:style>
    <style:style style:name="T37" style:family="text">
      <style:text-properties officeooo:rsid="007598fa"/>
    </style:style>
    <style:style style:name="T38" style:family="text">
      <style:text-properties officeooo:rsid="00783a04"/>
    </style:style>
    <style:style style:name="T39" style:family="text">
      <style:text-properties officeooo:rsid="0079645b"/>
    </style:style>
    <style:style style:name="T40" style:family="text">
      <style:text-properties officeooo:rsid="007ab068"/>
    </style:style>
    <style:style style:name="T41" style:family="text">
      <style:text-properties officeooo:rsid="007ac57c"/>
    </style:style>
    <style:style style:name="T42" style:family="text">
      <style:text-properties officeooo:rsid="007bfd44"/>
    </style:style>
    <style:style style:name="T43" style:family="text">
      <style:text-properties officeooo:rsid="007d3105"/>
    </style:style>
    <style:style style:name="T44" style:family="text">
      <style:text-properties officeooo:rsid="007ef179"/>
    </style:style>
    <style:style style:name="T45" style:family="text">
      <style:text-properties officeooo:rsid="0082d08c"/>
    </style:style>
    <style:style style:name="T46" style:family="text">
      <style:text-properties officeooo:rsid="00849ff2"/>
    </style:style>
    <style:style style:name="T47" style:family="text">
      <style:text-properties officeooo:rsid="0085cb24"/>
    </style:style>
    <style:style style:name="T48" style:family="text">
      <style:text-properties officeooo:rsid="00873c46"/>
    </style:style>
    <style:style style:name="T49" style:family="text">
      <style:text-properties officeooo:rsid="00885f5b"/>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Friedrich-Alexander-Universität Erlangen-Nürnberg</text:p>
      <text:p text:style-name="P2">Philosophische Fakultät und Fachbereich Theologie</text:p>
      <text:p text:style-name="P2">Fachbereich: <text:span text:style-name="T22">Politische Wissenschaft</text:span></text:p>
      <text:p text:style-name="P15">Proseminar: <text:span text:style-name="T34">Staat, Herrschaft<text:tab/> und Legitimität im Nahen Osten, Wintersemester 2016/2017</text:span></text:p>
      <text:p text:style-name="P15">Dozent: <text:span text:style-name="T34">Prof. Dr. Thomas Demmelhuber</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Legitimität und Stabilität der AKP <text:span text:style-name="T36">seit dem Putsch 2016</text:span></text:p>
      <text:p text:style-name="P14"/>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Emil Lefherz</text:p>
      <text:p text:style-name="P8">Rennweg 31</text:p>
      <text:p text:style-name="P7">90<text:span text:style-name="T8">489 Nürnberg</text:span></text:p>
      <text:p text:style-name="P7">E-Mail: emil.lefherz@<text:span text:style-name="T22">fau</text:span>.de </text:p>
      <text:p text:style-name="P7"/>
      <text:p text:style-name="P3"><text:span text:style-name="T18">Zwei-Fach-Bachelor Philosophie (</text:span><text:span text:style-name="T20">7</text:span><text:span text:style-name="T18">. FS) und Politische Wissenschaft (</text:span><text:span text:style-name="T20">5</text:span><text:span text:style-name="T18">. FS</text:span><text:span text:style-name="T19">)</text:span></text:p>
      <text:table-of-content text:style-name="Sect1" text:protected="true" text:name="Table of Contents1">
        <text:table-of-content-source text:outline-level="10">
          <text:index-title-template text:style-name="Contents_20_Heading">Legitimität und Stabilität der AKP seit dem Putsch 2016</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0">Legitimität und Stabilität der AKP seit dem Putsch 2016</text:p>
          </text:index-title>
          <text:p text:style-name="P61"><text:a xlink:type="simple" xlink:href="#__RefHeading___Toc1523_952987303" text:style-name="Index_20_Link" text:visited-style-name="Index_20_Link">1. Die mutmaßlichen Urheber des Putsches<text:tab/>3</text:a></text:p>
          <text:p text:style-name="P61"><text:a xlink:type="simple" xlink:href="#__RefHeading___Toc9044_1277329556" text:style-name="Index_20_Link" text:visited-style-name="Index_20_Link">2. Vor- und Nachteile von Legitimitätstheorien<text:tab/>4</text:a></text:p>
          <text:p text:style-name="P61"><text:a xlink:type="simple" xlink:href="#__RefHeading___Toc10233_1277329556" text:style-name="Index_20_Link" text:visited-style-name="Index_20_Link">3. 2007-2013: diskursive Vorbereitung<text:tab/>6</text:a></text:p>
          <text:p text:style-name="P61"><text:a xlink:type="simple" xlink:href="#__RefHeading___Toc10235_1277329556" text:style-name="Index_20_Link" text:visited-style-name="Index_20_Link">3.1 Emergence von "advanced democracy" - Grundsteinlegung für das Präsidialsystem<text:tab/>7</text:a></text:p>
          <text:p text:style-name="P61"><text:a xlink:type="simple" xlink:href="#__RefHeading__1783_1803230690" text:style-name="Index_20_Link" text:visited-style-name="Index_20_Link">Literaturverzeichnis<text:tab/>9</text:a></text:p>
          <text:p text:style-name="P59"><text:a xlink:type="simple" xlink:href="#__RefHeading__855_75367846" text:style-name="Index_20_Link" text:visited-style-name="Index_20_Link"><text:span text:style-name="T4">L</text:span></text:a><text:a xlink:type="simple" xlink:href="#__RefHeading__855_75367846" text:style-name="Index_20_Link" text:visited-style-name="Index_20_Link"><text:span text:style-name="T4">iteratur:</text:span></text:a><text:a xlink:type="simple" xlink:href="#__RefHeading__855_75367846" text:style-name="Index_20_Link" text:visited-style-name="Index_20_Link"><text:tab/>9</text:a></text:p>
          <text:p text:style-name="P59"><text:a xlink:type="simple" xlink:href="#__RefHeading__857_75367846" text:style-name="Index_20_Link" text:visited-style-name="Index_20_Link">Internetquellen:<text:tab/>9</text:a></text:p>
        </text:index-body>
      </text:table-of-content>
      <text:p text:style-name="P3"/>
      <text:p text:style-name="P16"/>
      <text:p text:style-name="P16"/>
      <text:p text:style-name="P17">gendern</text:p>
      <text:p text:style-name="P17">Rechtschreibung</text:p>
      <text:p text:style-name="P17">Fußnoten</text:p>
      <text:p text:style-name="P17">Literaturverzeichnis</text:p>
      <text:p text:style-name="P17">Inhaltsverzeichnis aktualisieren und Titel geben</text:p>
      <text:p text:style-name="P4"/>
      <text:p text:style-name="P5">Ich habe die Arbeit in geschlechtergerechter Sprache geschrieben. Ich verwende das generische Femininum und das generische Maskulinum abwechselnd. Sollte jemand beim Lesen darüber stolpern: <text:span text:style-name="T21">d</text:span>as ist so gewollt.</text:p>
      <text:h text:style-name="P39" text:outline-level="1"><text:bookmark-start text:name="__RefHeading___Toc1523_952987303"/>1. <text:span text:style-name="T39">Die mutmaßlichen Urheber des Putsches </text:span><text:bookmark-end text:name="__RefHeading___Toc1523_952987303"/></text:h>
      <text:p text:style-name="P9"/>
      <text:p text:style-name="P37">Vor ziemlich genau einem Jahr schrieb ich bereits über die Türkei, genauer gesagt die Ideologie der AKP, im Rahmen eines Seminars zu Autoritarismus. Seitdem ist die Lage dort noch schlimmer geworden, ein Putsch hat das Land aufgewühlt und Wasser auf die Mühlen der Entwicklung zu einem Präsidialsystem gegossen, mit dem Erdoğan die Macht in der Türkei zu großen Teilen auf seine Person vereinen will.</text:p>
      <text:p text:style-name="P19">Damals fragte ich, wie sich die Bedeutung der beiden Begriffe „conservative democracy“ und „advanced democracy“ im türkischen Diskurs über die Demokratie gewandelt hat. Dieses Jahr will ich im Rahmen dieses Legitimitätsseminars folgende Frage stellen: <text:span text:style-name="T1">Wie hat sich der Autoritarismus innerhalb der Türkei entwickelt und hat er der Stabilität und der Legitimität seines Regimes genutzt oder geschadet?</text:span></text:p>
      <text:p text:style-name="P19">Auch mein Zeitraum ist diesmal ein anderer: während ich in der letzten Arbeit den Wandel zwischen 2002-2007 und 2007-Heute untersuchte, werde ich dieses mal 2007-2013 und 2013-Heute zum Untersuchungszeitraum machen. 2013 ist als Schicksalsjahr bedeutsam: einmal wegen der Gezi-Park-Proteste, andererseits wegen der Schauprozesse gegen Erdoğans Gegner, und schließlich gegen Erdoğan selbst. <text:span text:style-name="T3">Bis 2013</text:span><text:span text:style-name="T37"> konnte man hauptsächlich eine Verschärfung des Diskurses feststellen, in dem immer mehr Menschen über otherings-Prozesse ausgeschlossen wurden. </text:span><text:span text:style-name="T3">Danach</text:span><text:span text:style-name="T37"> ist eine Zuspitzung von Repression und Restrukturierung der Institutionen zu beobachten.</text:span> </text:p>
      <text:p text:style-name="P21">Eines der relevantesten und am schwersten zu analysierenden Ereignisse dieser Geschichte ist der Putsch 2016. Es gibt noch kaum Quellen darüber und niemand ist sich wirklich einig, wer der Drahtzieher des Putsches war – die Version der türkischen Regierung, dass der Prediger Fethullah Gülen und seine straff organisierte Hizmet-Bewegung dahinterstecken,<text:note text:id="ftn0" text:note-class="footnote"><text:note-citation>1</text:note-citation><text:note-body><text:p text:style-name="P50">Beaumont 2016</text:p></text:note-body></text:note> wird von vielen angezweifelt. Die Beweise dafür beruhen größtenteils auf Geständnissen, die mit Folter erzwungen wurden und entsprechend unglaubwürdig sind.</text:p>
      <text:p text:style-name="P21">Bis es stichhaltigere Hinweise für die Urheberschaft des Putsches gibt, etwa weil die allwissenden Geheimdienste ihre illegal erworbenen Erkenntnisse der Zivilgesellschaft zugänglich machen, werde ich mich jedoch pragmatisch für eine Erzählung der Geschichte entscheiden. Wie auch jede andere wissenschaftliche Erklärung, die über quantitative Fakten hinausgeht, gelte sie nur, bis sie neueren Daten widerspricht.</text:p>
      <text:p text:style-name="P22"><text:soft-page-break/><text:span text:style-name="T38">Ich teile die Analyse des</text:span> Middle East Institute <text:span text:style-name="T38">(MEI), das </text:span>von einer Allianz <text:span text:style-name="T37">zwischen gülenistischen, kemalistischen und anderen anti-Erdoğan-Offizieren ausgeht.</text:span><text:span text:style-name="T37"><text:note text:id="ftn1" text:note-class="footnote"><text:note-citation>2</text:note-citation><text:note-body><text:p text:style-name="P49"><text:span text:style-name="T12">Tol, Mainzer, Ekmekci </text:span><text:span text:style-name="T13">2016</text:span></text:p></text:note-body></text:note></text:span><text:span text:style-name="T37"> Laut ihnen ist es plausibel, dass eine religiös geprägte Gruppe einen militärischen Putsch durchführen kann; sie haben nachgewiesenermaßen die türkische Bürokratie weit unterwandert und hatten die Gelegenheit, eigene Leute in höhere militärische Ränge befördern zu lassen, als gülenistische Staatsanwälte 2013 in großer Zahl kemalistische Offiziere anklagten und ihrer Position entheben ließen. Das MEI geht dennoch davon aus, dass aufgrund der schieren Anzahl an beteiligten Offizieren nicht nur gülenistische Offiziere beteiligt waren, und der Putsch stellte sich öffentlich nicht als gülenistisch, sondern kemalistisch geprägt dar. Das ist allerdings eine Herangehensweise, die auch für einen rein gülenistischen Coup Sinn macht. </text:span></text:p>
      <text:p text:style-name="P22"><text:span text:style-name="T37">Um den Autoritarismus in der Türkei von Hand der AKP zu beschreiben, muss die Rolle der Gülenisten allerdings nicht einmal besonders groß sein; es reicht aus, dass sie überschätzt werden. Der Autoritarismus zieht seine Dynamik nicht aus dem tatsächlichen Kampf gegen sie, sondern weil sie als Feindbild und Entschuldigung dienen. Selbst wenn sich andere Akteure als Urheber des Putsches herausstellen, ist meine Analyse also relevant; denn der Einfluss der Gülenisten in Militär und Bürokratie (und aller anderen, die der AKP nicht die Treue schwören) wird gerade durch politische Säuberungen ausgelöscht, auch wenn sie den Putsch vielleicht gar nicht selbst organisiert haben.</text:span></text:p>
      <text:p text:style-name="P22"/>
      <text:h text:style-name="P41" text:outline-level="1"><text:bookmark-start text:name="__RefHeading___Toc9044_1277329556"/>2. <text:span text:style-name="T34">Vor- und Nachteile von Legitimitätstheorien</text:span><text:bookmark-end text:name="__RefHeading___Toc9044_1277329556"/></text:h>
      <text:p text:style-name="P22"/>
      <text:p text:style-name="P24">In einem Legitimitätsseminar ist es vielleicht unangebracht, vor allem nach Stabilität zu fragen – doch da eine der wenigen Kontinuitäten der AKP das Angebot der Stabilität und Sicherheit ist, Legitimität vor allem der Stabilität dient und ich interessant finde, warum die Herrschaft der AKP derzeit stabil wie nie ist, obwohl die Türkei sich in einem Bürgerkrieg mit kurdischen Staatsbürgern befindet und mindestens instabil zu nennen ist. Deswegen will ich die Türkei mit einer Theorie analysieren, die beides abdeckt <text:span text:style-name="T41">und der Dynamik der Türkei gerecht wird.</text:span></text:p>
      <text:p text:style-name="P23">Legitimität ist in der Türkei schwierig zu bestimmen; und die Theorien, die wir im Seminar behandelt haben, sind dafür ungeeignet. <text:span text:style-name="T40">Schlumberger beispielsweise teilt Le</text:span><text:soft-page-break/><text:span text:style-name="T40">gitimitätsglauben in klare Kategorien ein (religiös, ideologisch, traditionell und materiell), der benutzt wird, um eine klare Gruppe zu legitimieren und deren Erfolg man dann optimalerweise quantitativ messen kann. Das ist vollkommen nutzlos, wenn ein Regime eher einen Wandel in der Ideologie aufweist, und Strategien wechselt – die Geschehnisse in der Türkei sind zu sehr von Brüchen und Interventionen geprägt und die Strategien der AKP zu wechselhaft, um sie mit einer derart statischen Theorie zu analysieren.</text:span></text:p>
      <text:p text:style-name="P25">Gerschewski wäre da schon interessanter, vor allem weil er das Verhältnis zwischen Legitimität und Stabilität sehr genau klärt; doch auch er spricht mit seinen „pillars of stability“ nur von Werkzeugen, die ein Regime benutzt, um den Status Quo zu erhalten; da in der Türkei mehrere Akteure am Werk sind, von denen kein einziger am Status Quo interessiert ist, muss auch Gerschewski daran scheitern, die Stabilität der Türkei zu analysieren.</text:p>
      <text:p text:style-name="P25">Um die verschiedenen Akteure und ihre dynamischen Interventionen gegeneinander betrachten zu können, werde ich sie mit Michael Mann als Machtnetzwerke analysieren. </text:p>
      <text:p text:style-name="P25">Stabilität sei in diesem Zusammenhang, ob sie zusammenbrechen oder nicht. Dies passiert nach Mann vor allem über „interstitial emergence“; <text:span text:style-name="T42">in den Poren alter Gesellschaften, Lebensbereichen, die von ihnen nicht abgedeckt sind, entstehen neue Gesellschaften, die die alten ablösen.</text:span><text:span text:style-name="T42"><text:note text:id="ftn2" text:note-class="footnote"><text:note-citation>3</text:note-citation><text:note-body><text:p text:style-name="P51">Mann (2005), S. 15f</text:p></text:note-body></text:note></text:span><text:span text:style-name="T42"> Auf diesem Weg hat die AKP die kemalistische Gesellschaft verdrängt, und die bestehenden Institutionen des türkischen Staates wurden Stück für Stück von Menschen besetzt, die ihre Ziele eher zusammen mit AKP-Angehörigen durchgesetzt haben, nicht mehr mit Angehörigen der kemalistischen Elite.</text:span><text:span text:style-name="T42"><text:note text:id="ftn3" text:note-class="footnote"><text:note-citation>4</text:note-citation><text:note-body><text:p text:style-name="P52">Jaraba (2013), S. 60</text:p></text:note-body></text:note></text:span></text:p>
      <text:p text:style-name="P26">Legitimität <text:span text:style-name="T43">lässt sich bei Mann nicht als Begriff finden, aber die Webersche Bedeutung von Herrschaft</text:span><text:span text:style-name="T43"><text:note text:id="ftn5" text:note-class="footnote"><text:note-citation>5</text:note-citation><text:note-body><text:p text:style-name="P53">Weber (2008), S. 157</text:p></text:note-body></text:note></text:span><text:span text:style-name="T43"> findet sich bei Mann, wenn er von der „capacity to organize and control people, materials and territories“</text:span><text:span text:style-name="T43"><text:note text:id="ftn4" text:note-class="footnote"><text:note-citation>6</text:note-citation><text:note-body><text:p text:style-name="P52">Mann (2005), S. 2f</text:p></text:note-body></text:note></text:span><text:span text:style-name="T43"> spricht. Diese Organisierung und Kontrolle wird durch Machtnetzwerke hindurch ausgeübt, in denen Informationen weitergereicht werden, in diesem Fall Befehle und das Feedback darauf, dass die Kontrolle vollendet. Befehle in solchen Netzwerken haben dabei größere Chancen auf Ausführung, wenn sich die Ausführung begründen lässt. Entweder, weil der Ausführende dem Befehlsha</text:span><text:soft-page-break/><text:span text:style-name="T43">ber vertraut oder verpflichtet ist, weil er den Zweck vielleicht selbst für gut hält, oder eine Mischung aus diesen.</text:span></text:p>
      <text:p text:style-name="P20"><text:span text:style-name="T44">Legitimation von Ideen ist deswegen nicht nur ein Mittel, um die Erfüllung von Befehlen zu gewährleisten, sondern wird von Menschen auch als Ziel an sich angestrebt: „If it is a powerful means to other goals, it will be sought for itself.“</text:span><text:span text:style-name="T44"><text:note text:id="ftn6" text:note-class="footnote"><text:note-citation>7</text:note-citation><text:note-body><text:p text:style-name="P54">Mann (2005), S. 6</text:p></text:note-body></text:note></text:span><text:span text:style-name="T44"> Und Menschen, die Ziele anstreben, bilden dann Netzwerke, um sie umzusetzen, in diesem Fall ideologische Netzwerke. Der beste Weg, Legitimität zu analysieren, ist also, sich ideologische Machtnetzwerke anzusehen.</text:span></text:p>
      <text:p text:style-name="P27">Was sagt uns Mann also darüber, wie sich die Machtnetzwerke der Türkei in den beiden Phasen entwickelt haben?</text:p>
      <text:p text:style-name="P25"/>
      <text:h text:style-name="P41" text:outline-level="1"><text:bookmark-start text:name="__RefHeading___Toc10233_1277329556"/>3. 2007-2013: diskursive Vorbereitung<text:bookmark-end text:name="__RefHeading___Toc10233_1277329556"/></text:h>
      <text:p text:style-name="P19"/>
      <text:p text:style-name="P28">Die Phase von 2007 bis 2013 ist vor allem von einer Diskursverschiebung geprägt, nicht von einem tatsächlichen <text:span text:style-name="T46">autoritären Verhalten. Während später Repression von Zivilbevölkerung, Medien und politischer Opposition offensichtlich werden, wurden sie von 2007 bis 2013 erst diskursiv vorbereitet. </text:span></text:p>
      <text:p text:style-name="P28"><text:span text:style-name="T46">Dazu muss man verstehen, dass die AKP zu ihrem Beginn als Hoffnung auf Demokratisierung und die Öffnung zum Westen bis hin zu einem EU-Beitritt angetreten ist. Ein gemäßigter Islam sollte die Wogen glätten und die kemalistische Republik nicht in Gefahr bringen, sondern den nötigen Wandel für neue Zeiten bringen. Diese ideologischen Elemente setzte die AKP gezielt ein, um Spaltungen innerhalb der türkischen Gesellschaft zu glätten</text:span><text:span text:style-name="T46"><text:note text:id="ftn7" text:note-class="footnote"><text:note-citation>8</text:note-citation><text:note-body><text:p text:style-name="P55">Lefherz (2016), S. 8</text:p></text:note-body></text:note></text:span><text:span text:style-name="T46"> und somit eine positive Antwort für die Probleme der neunziger Jahre und eine Hoffnung für das 21. Jahrhundert zu formulieren. Diese Ideologie setzte sich im Sinne der interstitial emergence gegen den Kemalismus durch und gewährte der AKP atemberaubende Wahlsiege.</text:span><text:span text:style-name="T46"><text:note text:id="ftn8" text:note-class="footnote"><text:note-citation>9</text:note-citation><text:note-body><text:p text:style-name="P55">Jaraba (2013), S. <text:span text:style-name="T47">151</text:span></text:p></text:note-body></text:note></text:span></text:p>
      <text:p text:style-name="P29">Als jedoch <text:span text:style-name="T47">diese Ideen langsam ihren Appeal verloren und für die Mehrheit des türkischen Diskurses nicht mehr interessant waren, verlor diese Ideologie (die ich im folgenden „conservative democracy“ nennen werde) ihren Bezug zur erlebten Realität der Diskursteilnehmer. Die AKP begriff diesen Wandel rechtzeitig und begann, ihre Ideo</text:span><text:soft-page-break/><text:span text:style-name="T47">logie anzupassen: der Begriff „advanced democracy“ begann sich ganz im Sinne der interstitial emergence gegen „conservative democracy“ durchzusetzen und vertrat neue Ideen, die zunehmend autoritärer wurden.</text:span><text:span text:style-name="T47"><text:note text:id="ftn9" text:note-class="footnote"><text:note-citation>10</text:note-citation><text:note-body><text:p text:style-name="P56">Lefherz (2016), S. 14</text:p></text:note-body></text:note></text:span></text:p>
      <text:p text:style-name="P29"/>
      <text:h text:style-name="P41" text:outline-level="1"><text:bookmark-start text:name="__RefHeading___Toc10235_1277329556"/><text:span text:style-name="T45">3</text:span>.1 Emergence von "advanced democracy" - Grundsteinlegung für das Präsidialsystem?<text:bookmark-end text:name="__RefHeading___Toc10235_1277329556"/></text:h>
      <text:p text:style-name="P19"/>
      <text:p text:style-name="P30">Während „conservative democracy“ noch eine liberale Variante des Islams vertrat, und eine Zeit markierte, in der sogar demokratische Reformen durchgeführt wurden, <text:span text:style-name="T48">wurde mit „advanced democracy“ zunehmend eine Verhaltensnorm eingeführt, die die Spaltungen, die „conservative democracy“ geschlossen hatte, wieder aufmachte. Abermals wurde eine Grenze zwischen Eigen- und Fremdgruppe gezogen, und die türkische Gemeinschaft, die vorher gezogen wurde, Stück für Stück enger gezogen, um politische Feinde auszuschließen.</text:span><text:span text:style-name="T48"><text:note text:id="ftn10" text:note-class="footnote"><text:note-citation>11</text:note-citation><text:note-body><text:p text:style-name="P57">Lefherz (2016), S. 9</text:p></text:note-body></text:note></text:span></text:p>
      <text:p text:style-name="P31">Ein echter Türke ist damit nur, wer konservativ, islamisch und nationalistisch ist; mit „islamisch“ wurden die Säkularisten ausgegrenzt, mit „nationalistisch“ wurde der Friedensprozess mit den Kurden torpediert und gegen Ende dieser Phase rhetorischer Aufrüstung wurde „konservativ“ gegen die Gezi-Park-Protestierenden und gegen liberale Elemente in der eigenen Partei verwendet.</text:p>
      <text:p text:style-name="P32">Diese Norm entwickelte sich vor allem durch die Politik der AKP immer weiter; jedes Mal, wenn eine Gebetsschule eröffnet wurde, <text:span text:style-name="T29">Erdoğan </text:span><text:span text:style-name="T23">die Türkei als starker Mann nach außen vertrat und sich als Sultan gebend die EU verschreckte, die grauen Wölfe durch die AKP unterstützt wurden, AKP-Politiker Vergewaltigungen bagatellisierten oder in der Manier des islamischen Rechts Opfern von Vergewaltigungen Rechte absprachen, die ihnen das säkulare türkische Recht gewährte, korrespondierte die Welterklärung der </text:span><text:span text:style-name="T30">„advanced democracy“ </text:span><text:span text:style-name="T23">mehr der Realität, in der </text:span><text:span text:style-name="T29">Erdoğan </text:span><text:span text:style-name="T23">die Türkei wieder groß machen würde – eine Türkei, in der jeder, der nicht hineinpassen würde, unerwünscht wäre.</text:span></text:p>
      <text:p text:style-name="P38">Im Jahr 2013 war diese Autoritarisierung des Diskurses so weit fortgeschritten, dass die gesellschaftspolitisch eher liberal gesinnte Stadtbevölkerung sich massenhaft gegen die AKP wehrte; die Gezi-Park-Proteste erschütterten das Land und zeigten klar, <text:soft-page-break/>dass neue Gräben existierten, wo wenige Jahre zuvor noch an die Demokratisierung durch die AKP geglaubt wurde.</text:p>
      <text:p text:style-name="P33">Doch der demokratisierende Kampf gegen die kemalistische Elite war zu diesem Zeitpunkt vorbei, teilweise waren sie besiegt, teilweise war der EU-Beitritt kaum noch auf dem Tisch. Diese Begriffe im Sinne der „conservative democracy“ reichten nicht mehr aus, um die AKP zu legitimieren – und entsprachen auch gar nicht mehr ihren Zielen.</text:p>
      <text:p text:style-name="P34">Die EU, die sich zunehmend darauf beschränkte, die Türkei zu kritisieren, wurde im Diskurs mittlerweile anders aufgefasst; <text:span text:style-name="T49">ihre Zurückweisung war zunehmend Begründung für Nationalismus, um der EU zu beweisen, dass sie einen Fehler machte, die Türkei nicht zu wollen. </text:span><text:span text:style-name="T29">Erdoğan </text:span><text:span text:style-name="T31">nutzte jede Gelegenheit, um sich als starker Führer der Türkei zu inszenieren, der die Probleme der Region lösen könnte; Verweise auf das osmanische Reich, dass den Orient erheblich konfliktfreier verwaltet hatte, <text:s/>wurden im Diskurs populärer, und boten gleichzeitig </text:span><text:span text:style-name="T29">Erdoğan </text:span><text:span text:style-name="T31">die Möglichkeit, sich als <text:s/>alleiniger Vertreter der Türkei zu inszenieren, unter dessen Führung sie zu neuer Größe aufsteigen würde.</text:span></text:p>
      <text:p text:style-name="P35"><text:span text:style-name="T23">Das ist aufschlussreich, wenn man sich die aktuellen Ziele der AKP anschaut: das Präsidialsystem, in dem </text:span><text:span text:style-name="T29">Erdoğan </text:span><text:span text:style-name="T23">als neuer Präsident erhebliche Macht auf seine Person vereinen soll. Im Rückblick scheint die Entwicklung dieser autoritären Normen als klares Vorspiel zur Umstrukturierung der türkischen Institutionen.</text:span></text:p>
      <text:p text:style-name="P36"><text:span text:style-name="T23">Eine klare Kausalität lässt sich hier aber nicht ziehen. Die Emergenz des Begriffs </text:span><text:span text:style-name="T30">„advanced democracy“ </text:span><text:span text:style-name="T23">und der dazugehörigen Verhaltensnormen war wahrscheinlich keine geplante Grundsteinlegung für den späteren Plan, ein Präsidialsystem einzuführen und mehr Macht auf </text:span><text:span text:style-name="T29">Erdoğan </text:span><text:span text:style-name="T23">zu vereinen – es macht viel mehr Sinn, sie als diskursive Notwendigkeit des gesellschaftlichen Klimas ab 2007 zu betrachten. </text:span><text:span text:style-name="T32">Als sich daraus Chancen ergaben, weitere Macht auf seine Person zu akkumulieren, wird </text:span><text:span text:style-name="T29">Erdoğan </text:span><text:span text:style-name="T32">sich nicht dagegen gewehrt haben – aber Vorgänge dieser Art lassen sich nicht auf zehn Jahre im voraus planen, insbesondere, da für diese Entwicklung der arabische Frühling, der Konflikt mit den Kurden, die Ergenekon-Prozesse und der Putsch eine bedeutende Rolle spielen.</text:span></text:p>
      <text:p text:style-name="P36"><text:span text:style-name="T32"/></text:p>
      <text:h text:style-name="Heading_20_1" text:outline-level="1"><text:soft-page-break/><text:span text:style-name="T32">3.</text:span><text:span text:style-name="T23">2 die Prozesse: Bruch zwischen Gülenisten und AKP</text:span></text:h>
      <text:p text:style-name="P18"/>
      <text:p text:style-name="P18"/>
      <text:p text:style-name="P18"/>
      <text:p text:style-name="P58">- 2013 als Umbruchsjahr für die Institutionen: die Gülenisten treten auf den Plan und kämpfen um Institutionen.</text:p>
      <text:p text:style-name="P58">- Purge der Kemalisten und anderer Beamter, damit eigene Leute befördert werden (schwer zu sagen wegen Intransparenz, aber wahrscheinlich)</text:p>
      <text:p text:style-name="P58"><text:tab/>- weil ich es auch gemacht hätte, sie hatten gute Deckung durch Erdoğan</text:p>
      <text:p text:style-name="P58"><text:tab/>- weil sie sonst den Putsch nicht hätten stemmen können, und sie der wahrscheinlichste Akteur sind</text:p>
      <text:p text:style-name="P58"><text:tab/>- die aufgestiegenen Offiziere haben geputscht, also hängen Prozesse und Putsch schon etwas zusammen</text:p>
      <text:p text:style-name="P58">- Prozess gegen Erdoğans Leute, um Gezi-Moment und andere Chancen zu nutzen, um das politische Machtnetzwerk endgültig in der Hand zu haben</text:p>
      <text:p text:style-name="P58"><text:span text:style-name="T45">4</text:span>. 2013-2017: Kampf um die Institutionen</text:p>
      <text:p text:style-name="P58">- ab 2013 streiten die Akteure vermehrt um Schlüsselpositionen in den Machtnetzwerken, AKP konsolidiert Macht, andere versuchen zu intervenieren</text:p>
      <text:p text:style-name="P58"><text:span text:style-name="T45">4</text:span>.1 Gezi-Proteste, Kurdenkonflikt und Wahlen als Bedrohungen</text:p>
      <text:p text:style-name="P58">- Zeichen von Autoritarismus: wie wird mit Bedrohungen umgegangen?</text:p>
      <text:p text:style-name="P58">- Gezi-Proteste wurden niedergeschlagen, weil neue Netzwerke aus solchen Protesten emergen (HDP)</text:p>
      <text:p text:style-name="P58">- Wahlen als Machtbasis der AKP, damit sind sie an die Macht gekommen</text:p>
      <text:p text:style-name="P58">- als Wahlen Mehrheit bedrohten, Kurdenkonflikt wieder aufflammen lassen, um Sicherheit garantieren zu können</text:p>
      <text:p text:style-name="P58">- HDP-Abgeordnete festgenommen</text:p>
      <text:p text:style-name="P58">- wiedergewählt worden zu sein zeigt den Erfolg dieser Strategien; geht nur im Klima der autoritären Norm des "normalen, legitimen Verhaltens"</text:p>
      <text:p text:style-name="P58"><text:span text:style-name="T45">4</text:span>.2 Der Putsch und das Präsidialsystem</text:p>
      <text:p text:style-name="P58">- Putsch als Versuch rivalisierender Netzwerke, Macht (zurück)zuerobern</text:p>
      <text:p text:style-name="P58">- Mann hat nicht die Primacy des militärischen über die anderen Sphären, sondern Wichtigkeit kann sich abwechseln</text:p>
      <text:p text:style-name="P58">- Intervention der Gülenisten und Kemalisten mit militärischen Mitteln kann also ökonomische, ideologische und politische Mittel übertreffen</text:p>
      <text:p text:style-name="P58">- Der Erfolg hängt allerdings vom Grad der Organisierung innerhalb solcher Netzwerke ab, und der war suboptimal (Quelle: MEI?) deswegen aufgeflogen und gespalten</text:p>
      <text:p text:style-name="P58">- Niederschlagung des Putsches ein mythisch aufladbarer Moment, um AKP zu legitimieren: public support war bei der AKP</text:p>
      <text:p text:style-name="P58">- Bedrohungen von außen können Herrschaft der AKP legitimieren (Sicherheit &amp; Stabilität)</text:p>
      <text:p text:style-name="P58">- Klima nach dem Putsch wird genutzt, um Norm verstärkt zu entforcen (alle anderen sind Terroristen!) und Präsidialsystem zu fordern</text:p>
      <text:p text:style-name="P58">- politisches und militärisches Netzwerk wird gepurged und mit Regimetreuen befüllt</text:p>
      <text:p text:style-name="P58">- Damit wird Erdoğan stärker, er wird Zugriff auf mehr Sources of Power haben -&gt; bessere Position im Netzwerk, und bessere Vernetzung der AKP selbst</text:p>
      <text:p text:style-name="P58"><text:soft-page-break/><text:span text:style-name="T45">5</text:span>. Konklusion</text:p>
      <text:p text:style-name="P58">- Wie sieht derzeit das Machtnetzwerk der AKP aus?</text:p>
      <text:p text:style-name="P58">- politisch: AKP steht gestärkt da, grassroots-Partei, hat die Bürokratie gepurged und mit eigenen Leuten besetzt. außerdem Einfluss des Militärs eingeschränkt, NSC und Verfassungsgericht werden ziviler</text:p>
      <text:p text:style-name="P58">- ideologisch: viele Akteure pushen die KIN-Norm, zb Gebetsschulen; Medien, Universitäten, Intellektuelle werden aktuell gepurged</text:p>
      <text:p text:style-name="P58">- militärisch: einzigartige Chance, das Militär mit Regimetreuen zu füllen</text:p>
      <text:p text:style-name="P58">- ökonomisch: Da hat sich nicht viel getan; Jaraba zitieren. Erfolg der AKP von Wirtschaftswunder abhängig</text:p>
      <text:p text:style-name="P58"><text:span text:style-name="T45">5</text:span>.1 Status der Legitimität der AKP</text:p>
      <text:p text:style-name="P58">- Capacity to organize and control people, materials and territories</text:p>
      <text:p text:style-name="P58">- intensive-authoritarian: ziemlich hoch; die Machtapparate werden gerade mit eigenen Leuten befüllt, die dann von der AKP abhängen/ihr etwas schuldig sind.</text:p>
      <text:p text:style-name="P58">- extensive-diffuse: KIN-Norm durch Putsch nur noch gestärkt, neuer Mythos des Zusammenhalts zwischen Volk und Regime, andersartige werden ausgegrenzt</text:p>
      <text:p text:style-name="P58">- in Kurdistan sind gerade weite Gebiete vom Militär kontrolliert; der Krieg wird auf Dauer aber kosten (Quelle?)</text:p>
      <text:p text:style-name="P58"><text:span text:style-name="T45">5</text:span>.2 Status der Stabilität der AKP</text:p>
      <text:p text:style-name="P58">- Machtnetzwerke sind dadurch gefährdet, dass andere emergen und sie verdrängen</text:p>
      <text:p text:style-name="P58">- derzeit ist kein solches Netzwerk in Sicht; Gülenisten werden gejagt, Kemalisten arrangieren sich größtenteils, andere Parteien kooptieren, HDP und Kurden sind Repression ausgesetzt</text:p>
      <text:p text:style-name="P58">- Unwahrscheinlich, dass Feinde der AKP sich zusammenschließen und gemeinsam agieren, noch passen zu viele in die KIN-Norm hinein</text:p>
      <text:p text:style-name="P58"><text:span text:style-name="T45">6</text:span>. Ausblick: das Präsidialsystem</text:p>
      <text:p text:style-name="P58">- Die derzeitige Machtakkumulation der AKP wird sich mit hoher Wahrscheinlichkeit in einem Präsidialsystem vollenden, Referendum fehlt noch</text:p>
      <text:p text:style-name="P58">- Dann kann man definitiv von Autoritarismus sprechen, defekte Demokratie passt immer weniger</text:p>
      <text:p text:style-name="P58">- Ob die AKP ihr Versprechen von Stabilität umsetzen kann, hängt zu großen Teilen vom ökonomischen Erfolg ab</text:p>
      <text:p text:style-name="P58">- ironisch, dass eine Partei, die immer Stabilität versprochen hat, für so turbulente Zeiten mit Macht belohnt wird</text:p>
      <text:h text:style-name="P40" text:outline-level="1"><text:bookmark-start text:name="__RefHeading__1783_1803230690"/><text:span text:style-name="T17">L</text:span>iteraturverzeichnis<text:bookmark-end text:name="__RefHeading__1783_1803230690"/></text:h>
      <text:h text:style-name="P42" text:outline-level="2"><text:bookmark-start text:name="__RefHeading__855_75367846"/><text:span text:style-name="T5">L</text:span><text:span text:style-name="T4">iteratur:</text:span><text:bookmark-end text:name="__RefHeading__855_75367846"/></text:h>
      <text:p text:style-name="P11"/>
      <text:p text:style-name="P10"><text:span text:style-name="T25">Laclau, Ernesto (2002): </text:span><text:span text:style-name="T28">Emanzipation und Differenz</text:span><text:span text:style-name="T25">, Wien: Turia + Kant.</text:span></text:p>
      <text:p text:style-name="P12"/>
      <text:p text:style-name="P44"><text:span text:style-name="T15">Lefherz, Emil (2016): </text:span><text:span text:style-name="T10">Changes and Dynamics in the Ideology of the Justice and Development Party of Turkey</text:span><text:span text:style-name="T16">, </text:span>Hausarbeit im <text:span text:style-name="T35">Hauptseminar </text:span><text:s/>"Authoritarianism in the Middle East" (<text:span text:style-name="T34">Dr. Mahmoud Jaraba</text:span>), <text:span text:style-name="T35">Wintersemester 2015/2016</text:span>. <text:span text:style-name="T35">Friedrich-Alexander-</text:span>Universität Erlangen. <text:span text:style-name="T35">Kostenlos herunterzuladen unter https://github.com/lefherz/academics/blob/master/ideologyJDP.odt</text:span></text:p>
      <text:p text:style-name="P12"/>
      <text:p text:style-name="P47"><text:span text:style-name="T24">Jaraba, Mahmoud (2013): </text:span><text:span text:style-name="T27">Moderation or Transformation: Explaining the Different Ideological Trajectories of the Egyptian Muslim Brotherhood and the Turkish Justice and Development Party</text:span><text:span text:style-name="T24">, </text:span><text:span text:style-name="T26">unpublished PhD thesis, Friedrich-Alexander-Universität Erlangen-Nürnberg, </text:span><text:span text:style-name="T24">Chair of the bodies responsible: Prof. Dr. Christine Lubkoll</text:span></text:p>
      <text:p text:style-name="P47"><text:span text:style-name="T24"/></text:p>
      <text:p text:style-name="P45"><text:span text:style-name="T6">Mann, Michael (2005): </text:span><text:span text:style-name="T2">The Sources of Social Power</text:span><text:span text:style-name="T6">, </text:span><text:span text:style-name="T7">Cambridge: Cambridge University Press.</text:span></text:p>
      <text:p text:style-name="P45"><text:span text:style-name="T7"/></text:p>
      <text:p text:style-name="P46"><text:span text:style-name="T7">W</text:span><text:span text:style-name="T4">eber, Max (2008): </text:span><text:span text:style-name="T1">Wirtschaft und Gesellschaft. Grundriss der verstehenden Soziologie</text:span><text:span text:style-name="T4">, Frankfurt(Main):Wunderkammer Verlag.</text:span></text:p>
      <text:p text:style-name="P46"><text:span text:style-name="T4"/></text:p>
      <text:h text:style-name="P42" text:outline-level="2"><text:bookmark-start text:name="__RefHeading__857_75367846"/>Internetquellen:<text:bookmark-end text:name="__RefHeading__857_75367846"/></text:h>
      <text:p text:style-name="P48"><text:span text:style-name="T12">Tol, Gönül/Mainzer, Matt/Ekmekci, Zeynep (2016): </text:span><text:span text:style-name="T9">Unpacking Turkey’s Failed Coup: Causes and Consequences</text:span><text:span text:style-name="T12">, unter </text:span><text:span text:style-name="T33">http://www.mei.edu/content/article/unpacking-turkey-s-failed-coup-causes-and-consequences</text:span><text:span text:style-name="T14"> (zuletzt abgerufen am 21.02.2017)</text:span></text:p>
      <text:p text:style-name="P48"><text:span text:style-name="T14"/></text:p>
      <text:p text:style-name="P48"><text:span text:style-name="T14">Beaumont, Peter (2016): </text:span><text:span text:style-name="T11">Fethullah Gülen: who is the man Turkey's president blames for coup attempt?</text:span><text:span text:style-name="T14"> Unter https://www.theguardian.com/world/2016/jul/16/fethullah-gulen-who-is-the-man-blamed-by-turkeys-president-for-coup-attempt (zuletzt abgerufen am 21.02.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21.001cm" fo:page-height="29.7cm" style:num-format="1" style:print-orientation="portrait" fo:margin-top="2.328cm" fo:margin-bottom="1.972cm" fo:margin-left="2.805cm" fo:margin-right="3.43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87cm" fo:margin-right="2.80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7-02-21T16:35:22.149275790</dc:date>
    <meta:editing-duration>P3DT11H34M43S</meta:editing-duration>
    <meta:editing-cycles>33</meta:editing-cycles>
    <meta:generator>LibreOffice/5.1.4.2$Linux_X86_64 LibreOffice_project/10m0$Build-2</meta:generator>
    <meta:document-statistic meta:table-count="0" meta:image-count="0" meta:object-count="0" meta:page-count="11" meta:paragraph-count="123" meta:word-count="2854" meta:character-count="20756" meta:non-whitespace-character-count="18005"/>
  </office:meta>
</office:document-meta>
</file>